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fill="solid" draw:fill-color="#ffcf4c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end="Arrow" draw:marker-end-width="0.3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cm" svg:height="2cm" svg:x="3cm" svg:y="12cm">
          <text:p text:style-name="P1"><text:span text:style-name="T1">Lam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2cm" svg:x="13cm" svg:y="12cm">
          <text:p text:style-name="P1"><text:span text:style-name="T1">MTe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2cm" svg:x="13cm" svg:y="8cm">
          <text:p text:style-name="P1"><text:span text:style-name="T1">Materia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cm" svg:height="2cm" svg:x="8cm" svg:y="8cm">
          <text:p text:style-name="P1"><text:span text:style-name="T1">Mes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cm" svg:height="2cm" svg:x="3cm" svg:y="8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cm" svg:height="2cm" svg:x="3cm" svg:y="4cm">
          <text:p text:style-name="P1"><text:span text:style-name="T1">Scen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5cm" svg:y1="6cm" svg:x2="4.5cm" svg:y2="8cm" draw:start-shape="id1" draw:end-shape="id2" svg:d="M4500 6000v2000" svg:viewBox="0 0 1 2001">
          <text:p/>
        </draw:connector>
        <draw:connector draw:style-name="gr2" draw:text-style-name="P1" draw:layer="layout" svg:x1="6cm" svg:y1="9cm" svg:x2="8cm" svg:y2="9cm" draw:start-shape="id2" draw:end-shape="id3" svg:d="M6000 9000h2000" svg:viewBox="0 0 2001 1">
          <text:p/>
        </draw:connector>
        <draw:connector draw:style-name="gr2" draw:text-style-name="P1" draw:layer="layout" svg:x1="4.5cm" svg:y1="10cm" svg:x2="4.5cm" svg:y2="12cm" draw:start-shape="id2" draw:end-shape="id4" svg:d="M4500 10000v2000" svg:viewBox="0 0 1 2001">
          <text:p/>
        </draw:connector>
        <draw:connector draw:style-name="gr2" draw:text-style-name="P1" draw:layer="layout" svg:x1="11cm" svg:y1="9cm" svg:x2="13cm" svg:y2="9cm" draw:start-shape="id3" draw:end-shape="id5" svg:d="M11000 9000h2000" svg:viewBox="0 0 2001 1">
          <text:p/>
        </draw:connector>
        <draw:connector draw:style-name="gr2" draw:text-style-name="P1" draw:layer="layout" svg:x1="14.5cm" svg:y1="10cm" svg:x2="14.5cm" svg:y2="12cm" draw:start-shape="id5" draw:end-shape="id6" svg:d="M14500 10000v2000" svg:viewBox="0 0 1 2001">
          <text:p/>
        </draw:connector>
        <draw:frame draw:style-name="gr3" draw:layer="layout" svg:width="0.848cm" svg:height="1.062cm" svg:x="4.4cm" svg:y="7.038cm">
          <draw:text-box>
            <text:p>*</text:p>
          </draw:text-box>
        </draw:frame>
        <draw:frame draw:style-name="gr3" draw:layer="layout" svg:width="1.66cm" svg:height="1.062cm" svg:x="6.5cm" svg:y="8.038cm">
          <draw:text-box>
            <text:p>0..1</text:p>
          </draw:text-box>
        </draw:frame>
        <draw:frame draw:style-name="gr3" draw:layer="layout" svg:width="1.66cm" svg:height="1.062cm" svg:x="4.54cm" svg:y="10.9cm">
          <draw:text-box>
            <text:p>0..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olger Machens</meta:initial-creator>
    <meta:creation-date>2016-01-04T10:49:41.238448707</meta:creation-date>
    <dc:date>2016-01-04T11:08:43.705703036</dc:date>
    <dc:creator>Holger Machens</dc:creator>
    <meta:editing-duration>P0D</meta:editing-duration>
    <meta:editing-cycles>1</meta:editing-cycles>
    <meta:generator>LibreOffice/4.2.8.2$Linux_X86_64 LibreOffice_project/420m0$Build-2</meta:generator>
    <meta:document-statistic meta:object-count="14"/>
  </office:meta>
</office:document-meta>
</file>